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526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2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5-17_21-42-35_000.jpg</text:p>
          </table:table-cell>
          <table:table-cell office:value-type="string">
            <text:p>:m 食べた物　間食 / 砂糖菓子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05-17_21-03-19_000.jpg</text:p>
          </table:table-cell>
          <table:table-cell office:value-type="string">
            <text:p>:m 食べた物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8-05-17_06-06-16_000.png</text:p>
          </table:table-cell>
          <table:table-cell office:value-type="string">
            <text:p>:m 読みたい本 / 『なぜ、いま代用監獄か』 / 小池振一郎編　青木和子編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5-17_05-46-06_000.png</text:p>
          </table:table-cell>
          <table:table-cell office:value-type="string">
            <text:p>:m 読みたい本 / 『臨床心理学大系　１５巻　臨床心理学の周辺』 / 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8-05-17_05-43-43_000.png</text:p>
          </table:table-cell>
          <table:table-cell office:value-type="string">
            <text:p>:m 読みたい本 / 『詐病』 / 牧潤二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05-16_20-43-09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05-16_20-41-25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05-16_20-38-12_000.jpg</text:p>
          </table:table-cell>
          <table:table-cell office:value-type="string">
            <text:p>:m 食べた物　間食 / 砂糖菓子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8-05-16_20-03-47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05-16_17-17-15_000.jpg</text:p>
          </table:table-cell>
          <table:table-cell office:value-type="string">
            <text:p>:m 食べた物　間食 / ヨーグルト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8-05-16_17-06-21_000.jpg</text:p>
          </table:table-cell>
          <table:table-cell office:value-type="string">
            <text:p>:m other / 記録　文書 / @自室 / ストレッチ　メニュー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8-05-16_16-59-32_000.jpg</text:p>
          </table:table-cell>
          <table:table-cell office:value-type="string">
            <text:p>:m other / 記録　文書 / @自室 / ストレッチ / 足指グーパー、状況 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8-05-16_16-59-17_000.jpg</text:p>
          </table:table-cell>
          <table:table-cell office:value-type="string">
            <text:p>:m other / 記録　文書 / @自室 / ストレッチ / 足指グーパー、状況 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8-05-16_16-59-11_000.jpg</text:p>
          </table:table-cell>
          <table:table-cell office:value-type="string">
            <text:p>:m other / 記録　文書 / @自室 / ストレッチ / 足指グーパー、状況 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8-05-16_16-59-01_000.jpg</text:p>
          </table:table-cell>
          <table:table-cell office:value-type="string">
            <text:p>:m other / 記録　文書 / @自室 / ストレッチ / 足指グーパー、状況 </text:p>
          </table:table-cell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2018-05-16_16-48-35_000.png</text:p>
          </table:table-cell>
          <table:table-cell table:style-name="ce3" office:value-type="string">
            <text:p>:m other / 記録　文書 / @自室 / アイホン、リマインダー、やること、東和、前日の準備</text:p>
          </table:table-cell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2018-05-16_16-48-29_000.png</text:p>
          </table:table-cell>
          <table:table-cell table:style-name="ce3" office:value-type="string">
            <text:p>:m other / 記録　文書 / @自室 / アイホン、リマインダー、やること、東和、前日の準備</text:p>
          </table:table-cell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2018-05-16_16-48-25_000.png</text:p>
          </table:table-cell>
          <table:table-cell table:style-name="ce3" office:value-type="string">
            <text:p>:m other / 記録　文書 / @自室 / アイホン、リマインダー、やること、東和、前日の準備</text:p>
          </table:table-cell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2018-05-16_16-48-20_000.png</text:p>
          </table:table-cell>
          <table:table-cell table:style-name="ce3" office:value-type="string">
            <text:p>:m other / 記録　文書 / @自室 / アイホン、リマインダー、やること、東和、前日の準備</text:p>
          </table:table-cell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2018-05-16_16-23-55_000.png</text:p>
          </table:table-cell>
          <table:table-cell table:style-name="ce3" office:value-type="string">
            <text:p>:m other / 記録　文書 / @自室 / アイホン、リマインダー、やること、東和、前日の準備</text:p>
          </table:table-cell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2018-05-16_16-23-51_000.png</text:p>
          </table:table-cell>
          <table:table-cell table:style-name="ce3" office:value-type="string">
            <text:p>:m other / 記録　文書 / @自室 / アイホン、リマインダー、やること、東和、前日の準備</text:p>
          </table:table-cell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2018-05-16_16-23-46_000.png</text:p>
          </table:table-cell>
          <table:table-cell table:style-name="ce3" office:value-type="string">
            <text:p>:m other / 記録　文書 / @自室 / アイホン、リマインダー、やること、東和、前日の準備</text:p>
          </table:table-cell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2018-05-16_16-23-42_000.png</text:p>
          </table:table-cell>
          <table:table-cell table:style-name="ce3" office:value-type="string">
            <text:p>:m other / 記録　文書 / @自室 / アイホン、リマインダー、やること、東和、前日の準備</text:p>
          </table:table-cell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2018-05-16_16-13-35_000.jpg</text:p>
          </table:table-cell>
          <table:table-cell office:value-type="string">
            <text:p>:m music / log / kb / memo-1 memo-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8-05-16_13-34-42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8-05-16_13-27-51_000.jpg</text:p>
          </table:table-cell>
          <table:table-cell office:value-type="string">
            <text:p>:m 食べた物　間食 / ヨーグルト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8-05-16_13-15-53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8-05-16_11-40-57_000.jpg</text:p>
          </table:table-cell>
          <table:table-cell office:value-type="string">
            <text:p>:m 食べた物　間食 / 乾物菓子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8-05-16_11-38-35_000.jpg</text:p>
          </table:table-cell>
          <table:table-cell office:value-type="string">
            <text:p>:m 食べた物　間食 / 乾物菓子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8-05-16_11-19-53_000.jpg</text:p>
          </table:table-cell>
          <table:table-cell office:value-type="string">
            <text:p>:m 食べた物　間食 / ヨーグルト</text:p>
          </table:table-cell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2018-05-16_11-02-42_000.jpg</text:p>
          </table:table-cell>
          <table:table-cell table:style-name="ce3" office:value-type="string">
            <text:p>:m :i 1*1 / design / エスプレッソカップ、紙粘土製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2018-05-16_11-02-15_000.jpg</text:p>
          </table:table-cell>
          <table:table-cell table:style-name="ce3" office:value-type="string">
            <text:p>:m :i 1*1 / design / 水入れ、紙粘土製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2018-05-16_10-38-40_000.jpg</text:p>
          </table:table-cell>
          <table:table-cell table:style-name="ce3" office:value-type="string">
            <text:p>:m :i 1*1 / design / ベビーカー、車輪、緩和装置 / 清書</text:p>
          </table:table-cell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2018-05-16_10-38-27_000.jpg</text:p>
          </table:table-cell>
          <table:table-cell table:style-name="ce3" office:value-type="string">
            <text:p>:m :i 1*1 / design / 自転車のサドル、把手部分 / 清書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8-05-16_10-23-27_000.jpg</text:p>
          </table:table-cell>
          <table:table-cell office:value-type="string">
            <text:p>:m 食べた物　間食 / 乾物菓子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8-05-16_10-17-36_000.jpg</text:p>
          </table:table-cell>
          <table:table-cell office:value-type="string">
            <text:p>:m 食べた物　間食 / 乾物菓子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8-05-16_10-14-34_000.jpg</text:p>
          </table:table-cell>
          <table:table-cell office:value-type="string">
            <text:p>:m 食べた物　間食 / 乾物菓子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8-05-16_10-12-51_000.jpg</text:p>
          </table:table-cell>
          <table:table-cell office:value-type="string">
            <text:p>:m 食べた物　間食 / 乾物菓子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8-05-16_10-06-11_000.jpg</text:p>
          </table:table-cell>
          <table:table-cell office:value-type="string">
            <text:p>:m 食べた物　間食 / 砂糖菓子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2018-05-16_10-04-04_000.jpg</text:p>
          </table:table-cell>
          <table:table-cell office:value-type="string">
            <text:p>-*</text:p>
          </table:table-cell>
        </table:table-row>
        <table:table-row table:style-name="ro7">
          <table:table-cell office:value-type="float" office:value="41">
            <text:p>41</text:p>
          </table:table-cell>
          <table:table-cell office:value-type="string">
            <text:p>2018-05-16_10-04-01_000.jpg</text:p>
          </table:table-cell>
          <table:table-cell table:style-name="ce3" office:value-type="string">
            <text:p>:m :i 1*1 / design / 自転車のサドル、把手部分</text:p>
          </table:table-cell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2018-05-16_10-03-57_000.jpg</text:p>
          </table:table-cell>
          <table:table-cell table:style-name="ce3" office:value-type="string">
            <text:p>:m :i 1*1 / design / ベビーカー、車輪、緩和装置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8-05-16_10-00-48_000.jpg</text:p>
          </table:table-cell>
          <table:table-cell office:value-type="string">
            <text:p>:m 食べた物　間食 / 砂糖菓子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2018-05-16_09-19-09_000.jpg</text:p>
          </table:table-cell>
          <table:table-cell office:value-type="string">
            <text:p>:m 食べた物</text:p>
          </table:table-cell>
        </table:table-row>
        <table:table-row table:style-name="ro9">
          <table:table-cell office:value-type="float" office:value="45">
            <text:p>45</text:p>
          </table:table-cell>
          <table:table-cell office:value-type="string">
            <text:p>2018-05-16_07-32-38_000.jpg</text:p>
          </table:table-cell>
          <table:table-cell office:value-type="string">
            <text:p>:m 3*3 RES / free# VX7GLZ 28#10.1 14 / physics / electromagnetism / eman / ∫{ε_0*E→divE→}dV</text:p>
          </table:table-cell>
        </table:table-row>
        <table:table-row table:style-name="ro10">
          <table:table-cell office:value-type="float" office:value="46">
            <text:p>46</text:p>
          </table:table-cell>
          <table:table-cell office:value-type="string">
            <text:p>2018-05-16_07-32-13_000.jpg</text:p>
          </table:table-cell>
          <table:table-cell office:value-type="string">
            <text:p>:m 1-2*3 RES / free# VX7GLZ 28#10.1 14 / physics / electromagnetism / eman / CAL+ m_1*x_1→・・+m_2*x_2→・・ TIPS+.外積、分配則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>
            <text:p>blank</text:p>
          </table:table-cell>
          <table:table-cell table:style-name="ce4" table:formula="of:=COUNTBLANK(data)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-*</text:p>
          </table:table-cell>
          <table:table-cell table:style-name="ce4" table:formula="of:=COUNTIF(data;&quot;-\*&quot;)" office:value-type="float" office:value="1">
            <text:p>1</text:p>
          </table:table-cell>
        </table:table-row>
      </table:table>
      <table:database-ranges>
        <table:database-range table:name="data" table:target-range-address="Sheet1.C2:Sheet1.C4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2018/05/18</text:date>, <text:time>09:50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5-18T09:50:21.45</dc:date>
    <dc:creator>iwabuchi ken</dc:creator>
    <meta:editing-duration>P1DT10H</meta:editing-duration>
    <meta:editing-cycles>684</meta:editing-cycles>
    <meta:document-statistic meta:table-count="1" meta:cell-count="145" meta:object-count="0"/>
  </office:meta>
</office:document-meta>
</file>